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063f" officeooo:paragraph-rsid="000d063f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Default" style:list-style-name="L1">
      <style:text-properties fo:color="#000000" style:font-name="Times New Roman1" fo:font-size="11.5pt" officeooo:rsid="000d063f" officeooo:paragraph-rsid="000d063f" style:font-name-asian="Times New Roman1" style:font-size-asian="11.5pt" style:font-name-complex="Times New Roman1" style:font-size-complex="11.5pt"/>
    </style:style>
    <style:style style:name="P7" style:family="paragraph" style:parent-style-name="Default" style:list-style-name="L1">
      <style:text-properties fo:color="#000000" style:text-line-through-style="none" style:font-name="Times New Roman1" fo:font-size="11.5pt" style:text-underline-style="none" officeooo:paragraph-rsid="000d063f" style:font-name-asian="Times New Roman1" style:font-size-asian="11.5pt" style:font-name-complex="Times New Roman1" style:font-size-complex="11.5pt"/>
    </style:style>
    <style:style style:name="P8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P9" style:family="paragraph" style:parent-style-name="Azione_20_sistema">
      <style:text-properties officeooo:rsid="000d063f" officeooo:paragraph-rsid="000d063f"/>
    </style:style>
    <style:style style:name="P10" style:family="paragraph" style:parent-style-name="Azione_20_sistema">
      <style:text-properties officeooo:rsid="000ecb4d" officeooo:paragraph-rsid="000d063f"/>
    </style:style>
    <style:style style:name="P11" style:family="paragraph" style:parent-style-name="Azione_20_sistema">
      <style:text-properties officeooo:rsid="000ecb4d" officeooo:paragraph-rsid="000ecb4d"/>
    </style:style>
    <style:style style:name="P12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P13" style:family="paragraph" style:parent-style-name="Azione_20_attore">
      <style:text-properties officeooo:rsid="000d063f" officeooo:paragraph-rsid="000d063f"/>
    </style:style>
    <style:style style:name="P14" style:family="paragraph" style:parent-style-name="Azione_20_attore">
      <style:text-properties officeooo:paragraph-rsid="000d063f"/>
    </style:style>
    <style:style style:name="P15" style:family="paragraph" style:parent-style-name="Table_20_Contents">
      <style:text-properties officeooo:rsid="0013e46b" officeooo:paragraph-rsid="0013e46b"/>
    </style:style>
    <style:style style:name="P16" style:family="paragraph" style:parent-style-name="Table_20_Contents" style:list-style-name="L2">
      <style:text-properties officeooo:rsid="00129b6e" officeooo:paragraph-rsid="00129b6e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46d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Visualizza iscritti per categoria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1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Impiegato asilo nid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3">Autenticazione</text:span> effettuata con i rel<text:span text:style-name="T3">a</text:span>tivi permessi di visualizzazioni dati personal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9431777" text:style-name="Numerazione_20_UC">
              <text:list-item text:start-value="1">
                <text:p text:style-name="P13">L'impiegato accede alla pagina ricerca iscritti per categoria.</text:p>
                <text:p text:style-name="P12"/>
              </text:list-item>
              <text:list-item>
                <text:p text:style-name="P9">Il sistema mostra la pagina e le varie scelte possibili:</text:p>
              </text:list-item>
            </text:list>
            <text:list xml:id="list29445511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Personale docente e ricercatore </text:p>
                          </text:list-item>
                          <text:list-item>
                            <text:p text:style-name="P7">Personale tecnico-amministrativo di ruolo </text:p>
                          </text:list-item>
                          <text:list-item>
                            <text:p text:style-name="P7">Titolari di assegno di ricerca </text:p>
                          </text:list-item>
                          <text:list-item>
                            <text:p text:style-name="P7">Titolari di contratto a tempo determinato </text:p>
                          </text:list-item>
                          <text:list-item>
                            <text:p text:style-name="P7">Dottorandi </text:p>
                          </text:list-item>
                          <text:list-item>
                            <text:p text:style-name="P7">Titolari di borsa di studio post Laurea o Post doc </text:p>
                          </text:list-item>
                          <text:list-item>
                            <text:p text:style-name="P8">Studenti</text:p>
                          </text:list-item>
                          <text:list-item>
                            <text:p text:style-name="P8">Residenti Fisciano</text:p>
                          </text:list-item>
                          <text:list-item>
                            <text:p text:style-name="P8">Altro</text:p>
                            <text:p text:style-name="P8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29551331" text:continue-list="list29431777" text:style-name="Numerazione_20_UC">
              <text:list-item>
                <text:p text:style-name="P14"><text:span text:style-name="T1"><text:s/>L'impiegato </text:span><text:span text:style-name="T2">sceglie una delle categorie elencate.</text:span></text:p>
                <text:p text:style-name="P10"/>
              </text:list-item>
              <text:list-item>
                <text:p text:style-name="P11"><text:s/>Il sistema mostra l'elenco completo della categoria scelta dell'impiegato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i risultati richiesti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9508571" text:style-name="L2">
              <text:list-item>
                <text:p text:style-name="P16">La lista degli utenti iscritti potrebbe essere vuota, il sistema, quindi mostra una nuova pagina “non ci sono utenti iscritti per questa categoria”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Velocità di caricamento <text:span text:style-name="T4">dei dati non superiore ai 7 secondi.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3M32S</meta:editing-duration>
    <meta:editing-cycles>6</meta:editing-cycles>
    <meta:generator>LibreOffice/3.6$Windows_x86 LibreOffice_project/da8c1e6-fd468f4-454e206-f42a4a9-143cfd</meta:generator>
    <dc:date>2012-10-21T09:40:18.35</dc:date>
    <meta:document-statistic meta:table-count="1" meta:image-count="0" meta:object-count="0" meta:page-count="1" meta:paragraph-count="28" meta:word-count="155" meta:character-count="1020" meta:non-whitespace-character-count="898"/>
  </office:meta>
</office:document-meta>
</file>